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wertung unserer Fragebögen <text:s text:c="63"/></text:p>
      <text:p text:style-name="P1"/>
      <text:p text:style-name="P2">Unser Fragebogen wurde sowohl von Frauen als auch von Männer, im Alter zwischen 36 bis 50, ausgefüllt. Im Alltag benutzen sie höchsten nur eine bis zwei Stunden lang Kopfhörer, viele aber auch gar nicht. Täglich werden sie mit mindestens zwei Fremdsprachen konfrontiert. Viele unserer Befragten können nur ihre eigene Muttersprache sprechen und verstehen. Das wird bestimmt auch einer der Gründe sein wieso unser Produkt ihnen das Leben erleichtern würde. Wo unsere Befragten sich aber nicht einig sind, ist die Situationen wo sie unser Produkt verwenden würden. Einige würden unser Produkt im Alltag, wie im Berufs- oder Schulleben verwenden, andere wiederum auf Reisen. Petac's würde ihrer Meinung nach zu unserer Weltentwicklung beitragen. Über mehrere Designs, Gruppengespräche und verschiedene Formen der Petac's würden sich die Befragten freuen. Allerdings waren am Ende bestimmte Fragen noch nicht geklärt, wie der Preis des Produktes und wo man dieses käuflich erwerben kann.</text:p>
      <text:p text:style-name="P2"/>
      <text:p text:style-name="P2">Diese Bewertung zeigt, dass großes Interesse an den Petac's besteht und Freude bei weiteren Entwicklungen des Produktes. Dennoch hätte man den möglichen Preis und den Kaufort in dem Fragebogen angeben müssen, da diese Punkte Fragen aufgeworfen ha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ruse</meta:initial-creator>
    <meta:creation-date>2019-03-21T14:49:43.41</meta:creation-date>
    <dc:date>2019-05-05T16:40:55.25</dc:date>
    <dc:creator>Peter Kruse</dc:creator>
    <meta:editing-duration>PT13M12S</meta:editing-duration>
    <meta:editing-cycles>5</meta:editing-cycles>
    <meta:generator>OpenOffice/4.1.6$Win32 OpenOffice.org_project/416m1$Build-9790</meta:generator>
    <meta:printed-by>Peter Kruse</meta:printed-by>
    <meta:print-date>2019-03-21T15:18:39.20</meta:print-date>
    <meta:document-statistic meta:table-count="0" meta:image-count="0" meta:object-count="0" meta:page-count="1" meta:paragraph-count="3" meta:word-count="186" meta:character-count="1327"/>
  </office:meta>
</office:document-meta>
</file>